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1e585" officeooo:paragraph-rsid="0011e585"/>
    </style:style>
    <style:style style:name="P2" style:family="paragraph" style:parent-style-name="Standard">
      <style:text-properties fo:language="ru" fo:country="RU" officeooo:rsid="00134d63" officeooo:paragraph-rsid="00134d63"/>
    </style:style>
    <style:style style:name="T1" style:family="text">
      <style:text-properties officeooo:rsid="00134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типа контроля памяти и позволяет писать компактный код. <text:s/>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темы.</text:span></text:p>
      <text:p text:style-name="P1"/>
      <text:p text:style-name="P2">Я постараюсь не использовать много питоновских фишек, постараюсь писать код так, что его потом можно будет легко переписать на любом другом языке. Отдельная тема языки без сборщиков мусор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8-30T16:01:31.002017692</dc:date>
    <meta:editing-duration>PT38M25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" meta:word-count="88" meta:character-count="610" meta:non-whitespace-character-count="522"/>
  </office:meta>
</office:document-meta>
</file>